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0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12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473cm"/>
    </style:style>
    <style:style style:name="gr15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78cm" fo:min-width="0.3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6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</style:style>
    <style:style style:name="gr23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.36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5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 style:writing-mode="lr-tb"/>
      <style:text-properties fo:font-size="18pt" fo:language="en" fo:country="GB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10.5pt"/>
    </style:style>
    <style:style style:name="P1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10.5pt" fo:language="en" fo:country="GB" style:font-size-asian="10.5pt" style:font-size-complex="10.5pt"/>
    </style:style>
    <style:style style:name="T9" style:family="text">
      <style:text-properties style:text-position="-33% 58%" fo:font-size="10.5pt" fo:language="en" fo:country="GB" style:font-size-asian="10.5pt" style:font-size-complex="10.5pt"/>
    </style:style>
    <style:style style:name="T10" style:family="text">
      <style:text-properties fo:font-size="10.5pt" fo:language="en" fo:country="GB"/>
    </style:style>
    <style:style style:name="T11" style:family="text">
      <style:text-properties style:text-position="-33% 58%" fo:font-size="10.5pt" fo:language="en" fo:country="GB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text-position="-33% 58%" fo:font-size="10.5pt" style:font-size-asian="10.5pt" style:font-size-complex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custom-shape draw:style-name="gr10" draw:text-style-name="P3" xml:id="id2" draw:id="id2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88cm" svg:y1="1.109cm" svg:x2="1.565cm" svg:y2="1.962cm" draw:start-shape="id2" draw:start-glue-point="3" draw:end-shape="id3" draw:end-glue-point="4" svg:d="M2888 1109h-1323v853" svg:viewBox="0 0 1324 854">
          <text:p/>
        </draw:connector>
        <draw:connector draw:style-name="gr3" draw:text-style-name="P3" draw:layer="layout" svg:x1="1.565cm" svg:y1="3.436cm" svg:x2="2.888cm" svg:y2="4.228cm" draw:start-shape="id3" draw:start-glue-point="8" draw:end-shape="id4" draw:end-glue-point="3" svg:d="M1565 3436v792h1323" svg:viewBox="0 0 1324 793">
          <text:p/>
        </draw:connector>
        <draw:connector draw:style-name="gr3" draw:text-style-name="P3" draw:layer="layout" svg:x1="4.227cm" svg:y1="4.228cm" svg:x2="6.807cm" svg:y2="4.228cm" draw:start-shape="id4" draw:start-glue-point="1" draw:end-shape="id5" draw:end-glue-point="3" svg:d="M4227 4228h2580" svg:viewBox="0 0 2581 1">
          <text:p/>
        </draw:connector>
        <draw:connector draw:style-name="gr3" draw:text-style-name="P3" draw:layer="layout" svg:x1="5.561cm" svg:y1="3.301cm" svg:x2="6.807cm" svg:y2="4.228cm" draw:start-shape="id6" draw:start-glue-point="3" draw:end-shape="id5" draw:end-glue-point="3" svg:d="M5561 3301v927h1246" svg:viewBox="0 0 1247 928">
          <text:p/>
        </draw:connector>
        <draw:connector draw:style-name="gr3" draw:text-style-name="P3" draw:layer="layout" svg:x1="6.727cm" svg:y1="1.109cm" svg:x2="5.561cm" svg:y2="1.962cm" draw:start-shape="id7" draw:start-glue-point="3" draw:end-shape="id6" draw:end-glue-point="1" svg:d="M6727 1109h-1166v853" svg:viewBox="0 0 1167 854">
          <text:p/>
        </draw:connector>
        <draw:custom-shape draw:style-name="gr12" draw:text-style-name="P8" xml:id="id3" draw:id="id3" draw:layer="layout" svg:width="1.473cm" svg:height="1.474cm" svg:x="0.828cm" svg:y="1.962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0.867cm" svg:height="0.762cm" svg:x="0.127cm" svg:y="2.54cm">
          <draw:text-box>
            <text:p><text:span text:style-name="T8">V</text:span><text:span text:style-name="T9">s</text:span></text:p>
          </draw:text-box>
        </draw:frame>
        <draw:frame draw:style-name="gr14" draw:text-style-name="P10" draw:layer="layout" svg:width="1.973cm" svg:height="0.784cm" svg:x="9.271cm" svg:y="3.175cm">
          <draw:text-box>
            <text:p><text:span text:style-name="T10">I</text:span><text:span text:style-name="T11">b</text:span><text:span text:style-name="T10"> = K</text:span><text:span text:style-name="T11">b</text:span><text:span text:style-name="T10"> V</text:span><text:span text:style-name="T11">b</text:span></text:p>
          </draw:text-box>
        </draw:frame>
        <draw:g xml:id="id9" draw:id="id9">
          <draw:custom-shape draw:style-name="gr15" draw:text-style-name="P3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11" draw:layer="layout" svg:x1="9.186cm" svg:y1="2.231cm" svg:x2="9.186cm" svg:y2="3.243cm">
            <text:p/>
          </draw:line>
        </draw:g>
        <draw:custom-shape draw:style-name="gr17" draw:text-style-name="P12" xml:id="id8" draw:id="id8" draw:layer="layout" svg:width="1.722cm" svg:height="2.058cm" svg:x="4.693cm" svg:y="4.863cm">
          <text:p text:style-name="P7"><text:span text:style-name="T3">+</text:span></text:p>
          <text:p text:style-name="P7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4" draw:layer="layout" svg:width="2.151cm" svg:height="0.993cm" svg:x="5.877cm" svg:y="6.096cm">
          <draw:text-box>
            <text:p><text:span text:style-name="T12">V</text:span><text:span text:style-name="T13">d</text:span><text:span text:style-name="T12"> = K</text:span><text:span text:style-name="T13">d</text:span><text:span text:style-name="T12"> I</text:span><text:span text:style-name="T13">d</text:span><text:span text:style-name="T3"> </text:span></text:p>
          </draw:text-box>
        </draw:frame>
        <draw:connector draw:style-name="gr3" draw:text-style-name="P5" draw:layer="layout" svg:x1="4.227cm" svg:y1="4.228cm" svg:x2="5.554cm" svg:y2="4.863cm" draw:start-shape="id4" draw:start-glue-point="1" draw:end-shape="id8" draw:end-glue-point="4" svg:d="M4227 4228h1327v635" svg:viewBox="0 0 1328 636">
          <text:p/>
        </draw:connector>
        <draw:connector draw:style-name="gr3" draw:text-style-name="P5" draw:layer="layout" svg:x1="4.227cm" svg:y1="1.109cm" svg:x2="5.561cm" svg:y2="1.962cm" draw:start-shape="id2" draw:start-glue-point="1" draw:end-shape="id6" draw:end-glue-point="1" svg:d="M4227 1109h1334v853" svg:viewBox="0 0 1335 854">
          <text:p/>
        </draw:connector>
        <draw:connector draw:style-name="gr3" draw:text-style-name="P5" draw:layer="layout" svg:x1="8.066cm" svg:y1="1.109cm" svg:x2="9.188cm" svg:y2="1.634cm" draw:start-shape="id7" draw:start-glue-point="1" draw:end-shape="id9" draw:end-glue-point="0" svg:d="M8066 1109h1122v525" svg:viewBox="0 0 1123 526">
          <text:p/>
        </draw:connector>
        <draw:custom-shape draw:style-name="gr10" draw:text-style-name="P3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1" draw:id="id11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226cm" svg:y1="7.507cm" svg:x2="5.554cm" svg:y2="6.921cm" draw:start-shape="id10" draw:start-glue-point="1" draw:end-shape="id8" draw:end-glue-point="6" svg:d="M4226 7507h1328v-586" svg:viewBox="0 0 1329 587">
          <text:p/>
        </draw:connector>
        <draw:connector draw:style-name="gr3" draw:text-style-name="P5" draw:layer="layout" svg:x1="1.561cm" svg:y1="5.161cm" svg:x2="2.888cm" svg:y2="4.228cm" draw:start-shape="id11" draw:start-glue-point="1" draw:end-shape="id4" draw:end-glue-point="3" svg:d="M1561 5161v-933h1327" svg:viewBox="0 0 1328 934">
          <text:p/>
        </draw:connector>
        <draw:connector draw:style-name="gr3" draw:text-style-name="P5" draw:layer="layout" svg:x1="1.561cm" svg:y1="6.5cm" svg:x2="2.887cm" svg:y2="7.507cm" draw:start-shape="id11" draw:start-glue-point="3" draw:end-shape="id10" draw:end-glue-point="3" svg:d="M1561 6500v1007h1326" svg:viewBox="0 0 1327 1008">
          <text:p/>
        </draw:connector>
        <draw:frame draw:style-name="gr19" draw:text-style-name="P2" draw:layer="layout" svg:width="0.929cm" svg:height="0.891cm" svg:x="3.181cm" svg:y="1.33cm">
          <draw:text-box>
            <text:p><text:span text:style-name="T14">R</text:span><text:span text:style-name="T15">1</text:span></text:p>
          </draw:text-box>
        </draw:frame>
        <draw:frame draw:style-name="gr19" draw:text-style-name="P13" draw:layer="layout" svg:width="0.929cm" svg:height="0.891cm" svg:x="3.163cm" svg:y="7.728cm">
          <draw:text-box>
            <text:p><text:span text:style-name="T14">R</text:span><text:span text:style-name="T15">7</text:span></text:p>
          </draw:text-box>
        </draw:frame>
        <draw:frame draw:style-name="gr19" draw:text-style-name="P13" draw:layer="layout" svg:width="0.929cm" svg:height="0.891cm" svg:x="7.058cm" svg:y="4.449cm">
          <draw:text-box>
            <text:p><text:span text:style-name="T14">R</text:span><text:span text:style-name="T15">5</text:span></text:p>
          </draw:text-box>
        </draw:frame>
        <draw:frame draw:style-name="gr20" draw:text-style-name="P13" draw:layer="layout" svg:width="0.939cm" svg:height="0.751cm" svg:x="3.125cm" svg:y="4.445cm">
          <draw:text-box>
            <text:p><text:span text:style-name="T14">R</text:span><text:span text:style-name="T15">4</text:span></text:p>
          </draw:text-box>
        </draw:frame>
        <draw:frame draw:style-name="gr21" draw:text-style-name="P13" draw:layer="layout" svg:width="0.93cm" svg:height="0.891cm" svg:x="5.653cm" svg:y="2.304cm">
          <draw:text-box>
            <text:p><text:span text:style-name="T14">R</text:span><text:span text:style-name="T15">3</text:span></text:p>
          </draw:text-box>
        </draw:frame>
        <draw:frame draw:style-name="gr19" draw:text-style-name="P2" draw:layer="layout" svg:width="0.929cm" svg:height="0.891cm" svg:x="6.983cm" svg:y="1.33cm">
          <draw:text-box>
            <text:p><text:span text:style-name="T14">R</text:span><text:span text:style-name="T15">2</text:span></text:p>
          </draw:text-box>
        </draw:frame>
        <draw:frame draw:style-name="gr22" draw:text-style-name="P13" draw:layer="layout" svg:width="0.888cm" svg:height="0.751cm" svg:x="0.508cm" svg:y="5.334cm">
          <draw:text-box>
            <text:p><text:span text:style-name="T14">R</text:span><text:span text:style-name="T15">6</text:span></text:p>
          </draw:text-box>
        </draw:frame>
        <draw:custom-shape draw:style-name="gr8" draw:text-style-name="P5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2" draw:id="id12" draw:layer="layout" svg:width="0.187cm" svg:height="0.206cm" svg:x="9.084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1" draw:layer="layout" svg:x1="1.242cm" svg:y1="4.598cm" svg:x2="1.242cm" svg:y2="3.837cm">
            <text:p/>
          </draw:line>
          <draw:line draw:style-name="gr23" draw:text-style-name="P1" draw:layer="layout" svg:x1="1.244cm" svg:y1="4.599cm" svg:x2="1.244cm" svg:y2="3.838cm">
            <text:p/>
          </draw:line>
          <draw:line draw:style-name="gr23" draw:text-style-name="P1" draw:layer="layout" svg:x1="1.124cm" svg:y1="4.044cm" svg:x2="1.121cm" svg:y2="4.423cm">
            <text:p/>
          </draw:line>
          <draw:line draw:style-name="gr23" draw:text-style-name="P1" draw:layer="layout" svg:x1="1.017cm" svg:y1="4.146cm" svg:x2="1.016cm" svg:y2="4.328cm">
            <text:p/>
          </draw:line>
          <draw:line draw:style-name="gr23" draw:text-style-name="P1" draw:layer="layout" svg:x1="1.252cm" svg:y1="4.229cm" svg:x2="1.523cm" svg:y2="4.234cm">
            <text:p/>
          </draw:line>
        </draw:g>
        <draw:custom-shape draw:style-name="gr8" draw:text-style-name="P5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" draw:layer="layout" svg:width="0.867cm" svg:height="1.573cm" svg:x="4.467cm" svg:y="1.983cm">
          <draw:text-box>
            <text:p><text:span text:style-name="T14">+</text:span></text:p>
            <text:p><text:span text:style-name="T14">V</text:span><text:span text:style-name="T15">b</text:span></text:p>
            <text:p><text:span text:style-name="T14">-</text:span></text:p>
          </draw:text-box>
        </draw:frame>
        <draw:line draw:style-name="gr25" draw:text-style-name="P14" draw:layer="layout" svg:x1="2.077cm" svg:y1="5.156cm" svg:x2="2.077cm" svg:y2="6.629cm">
          <text:p/>
        </draw:line>
        <draw:frame draw:style-name="gr26" draw:text-style-name="P15" draw:layer="layout" svg:width="0.82cm" svg:height="0.751cm" svg:x="1.974cm" svg:y="5.434cm">
          <draw:text-box>
            <text:p><text:span text:style-name="T16">I</text:span><text:span text:style-name="T17">d</text:span></text:p>
          </draw:text-box>
        </draw:frame>
        <draw:frame draw:style-name="gr27" draw:text-style-name="P16" draw:layer="layout" svg:width="0.853cm" svg:height="0.962cm" svg:x="11.052cm" svg:y="13.018cm">
          <draw:text-box>
            <text:p>7</text:p>
          </draw:text-box>
        </draw:frame>
        <draw:frame draw:style-name="gr19" draw:text-style-name="P2" draw:layer="layout" svg:width="0.929cm" svg:height="0.891cm" svg:x="3.182cm" svg:y="1.331cm">
          <draw:text-box>
            <text:p><text:span text:style-name="T14">R</text:span><text:span text:style-name="T15">1</text:span></text:p>
          </draw:text-box>
        </draw:frame>
        <draw:frame draw:style-name="gr19" draw:text-style-name="P2" draw:layer="layout" svg:width="0.929cm" svg:height="0.891cm" svg:x="1.357cm" svg:y="0.508cm">
          <draw:text-box>
            <text:p><text:span text:style-name="T14">1</text:span></text:p>
          </draw:text-box>
        </draw:frame>
        <draw:frame draw:style-name="gr19" draw:text-style-name="P2" draw:layer="layout" svg:width="0.929cm" svg:height="0.891cm" svg:x="5.221cm" svg:y="0.491cm">
          <draw:text-box>
            <text:p><text:span text:style-name="T14">2</text:span></text:p>
          </draw:text-box>
        </draw:frame>
        <draw:frame draw:style-name="gr19" draw:text-style-name="P2" draw:layer="layout" svg:width="0.929cm" svg:height="0.891cm" svg:x="8.723cm" svg:y="0.508cm">
          <draw:text-box>
            <text:p><text:span text:style-name="T14">3</text:span></text:p>
          </draw:text-box>
        </draw:frame>
        <draw:frame draw:style-name="gr19" draw:text-style-name="P2" draw:layer="layout" svg:width="0.929cm" svg:height="0.891cm" svg:x="5.421cm" svg:y="3.681cm">
          <draw:text-box>
            <text:p><text:span text:style-name="T14">5</text:span></text:p>
          </draw:text-box>
        </draw:frame>
        <draw:frame draw:style-name="gr19" draw:text-style-name="P2" draw:layer="layout" svg:width="0.929cm" svg:height="0.891cm" svg:x="9.104cm" svg:y="3.962cm">
          <draw:text-box>
            <text:p><text:span text:style-name="T14">6</text:span></text:p>
          </draw:text-box>
        </draw:frame>
        <draw:frame draw:style-name="gr19" draw:text-style-name="P2" draw:layer="layout" svg:width="0.929cm" svg:height="0.891cm" svg:x="5.207cm" svg:y="7.618cm">
          <draw:text-box>
            <text:p><text:span text:style-name="T14">8</text:span></text:p>
          </draw:text-box>
        </draw:frame>
        <draw:frame draw:style-name="gr19" draw:text-style-name="P2" draw:layer="layout" svg:width="0.929cm" svg:height="0.891cm" svg:x="1.357cm" svg:y="7.493cm">
          <draw:text-box>
            <text:p><text:span text:style-name="T14">7</text:span></text:p>
          </draw:text-box>
        </draw:frame>
        <draw:frame draw:style-name="gr19" draw:text-style-name="P2" draw:layer="measurelines" svg:width="0.929cm" svg:height="0.891cm" svg:x="1.484cm" svg:y="3.683cm">
          <draw:text-box>
            <text:p><text:span text:style-name="T14">4</text:span></text:p>
          </draw:text-box>
        </draw:frame>
        <draw:g>
          <draw:line draw:style-name="gr28" draw:text-style-name="P1" draw:layer="measurelines" svg:x1="20.819cm" svg:y1="12.636cm" svg:x2="20.819cm" svg:y2="13.21cm">
            <text:p/>
          </draw:line>
          <draw:line draw:style-name="gr28" draw:text-style-name="P1" draw:layer="measurelines" svg:x1="20.058cm" svg:y1="13.215cm" svg:x2="21.578cm" svg:y2="13.215cm">
            <text:p/>
          </draw:line>
          <draw:line draw:style-name="gr28" draw:text-style-name="P1" draw:layer="measurelines" svg:x1="20.059cm" svg:y1="13.792cm" svg:x2="21.579cm" svg:y2="13.792cm">
            <text:p/>
          </draw:line>
          <draw:line draw:style-name="gr28" draw:text-style-name="P1" draw:layer="measurelines" svg:x1="20.819cm" svg:y1="13.789cm" svg:x2="20.819cm" svg:y2="14.363cm">
            <text:p/>
          </draw:line>
        </draw:g>
        <draw:connector draw:style-name="gr3" draw:text-style-name="P5" draw:layer="measurelines" svg:x1="8.146cm" svg:y1="4.228cm" svg:x2="9.084cm" svg:y2="4.215cm" draw:start-shape="id5" draw:start-glue-point="1" draw:end-shape="id12" draw:end-glue-point="6" svg:d="M8146 4228h468v-13h470" svg:viewBox="0 0 939 14">
          <text:p/>
        </draw:connector>
        <draw:connector draw:style-name="gr3" draw:text-style-name="P5" draw:layer="measurelines" svg:x1="9.178cm" svg:y1="4.112cm" svg:x2="9.188cm" svg:y2="3.691cm" draw:start-shape="id12" draw:start-glue-point="4" draw:end-shape="id9" draw:end-glue-point="2" svg:d="M9178 4112v-210h10v-211" svg:viewBox="0 0 11 4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7T01:44:44.424019252</dc:date>
    <meta:editing-duration>PT3H14M45S</meta:editing-duration>
    <meta:editing-cycles>7</meta:editing-cycles>
    <meta:generator>LibreOffice/6.0.7.3$Linux_X86_64 LibreOffice_project/00m0$Build-3</meta:generator>
    <meta:document-statistic meta:object-count="80"/>
  </office:meta>
</office:document-meta>
</file>